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2.8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25.348cm" svg:y1="3.6cm" svg:x2="12.849cm" svg:y2="6.82cm" draw:start-shape="id1" draw:start-glue-point="8" draw:end-shape="id2" draw:end-glue-point="4" svg:d="M25348 3600v1700h-12499v1520" svg:viewBox="0 0 12500 3221">
          <text:p/>
        </draw:connector>
        <draw:connector draw:style-name="gr1" draw:text-style-name="P1" draw:layer="layout" svg:x1="25.348cm" svg:y1="3.6cm" svg:x2="24.649cm" svg:y2="6.951cm" draw:start-shape="id1" draw:start-glue-point="8" draw:end-shape="id3" draw:end-glue-point="4" svg:d="M25348 3600v1676h-699v1675" svg:viewBox="0 0 700 3352">
          <text:p/>
        </draw:connector>
        <draw:connector draw:style-name="gr2" draw:text-style-name="P1" draw:layer="layout" svg:x1="15.199cm" svg:y1="7.846cm" svg:x2="16.498cm" svg:y2="7.846cm" draw:start-shape="id2" draw:start-glue-point="10" draw:end-shape="id4" draw:end-glue-point="6" svg:d="M15199 7846h1299" svg:viewBox="0 0 1300 1">
          <text:p/>
        </draw:connector>
        <draw:connector draw:style-name="gr2" draw:text-style-name="P1" draw:layer="layout" draw:line-skew="-0.076cm" svg:x1="25.348cm" svg:y1="3.6cm" svg:x2="29.649cm" svg:y2="6.951cm" draw:start-shape="id1" draw:start-glue-point="8" draw:end-shape="id5" draw:end-glue-point="4" svg:d="M25348 3600v1600h4301v1751" svg:viewBox="0 0 4302 3352">
          <text:p/>
        </draw:connector>
        <draw:connector draw:style-name="gr2" draw:text-style-name="P1" draw:layer="layout" draw:line-skew="5.528cm" svg:x1="12.849cm" svg:y1="8.871cm" svg:x2="26.17cm" svg:y2="8.488cm" draw:start-shape="id2" draw:start-glue-point="8" draw:end-shape="id3" draw:end-glue-point="9" svg:d="M12849 8871v6029h13321v-6412" svg:viewBox="0 0 13322 6413">
          <text:p/>
        </draw:connector>
        <draw:custom-shape draw:style-name="gr3" draw:text-style-name="P3" xml:id="id1" draw:id="id1" draw:layer="layout" svg:width="4.3cm" svg:height="1.8cm" svg:x="23.19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7.499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10.498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22.499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16.498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499cm" svg:y1="7.851cm" svg:x2="21.199cm" svg:y2="7.846cm" draw:start-shape="id3" draw:start-glue-point="6" draw:end-shape="id4" draw:end-glue-point="10" svg:d="M22499 7851h-650v-5h-650" svg:viewBox="0 0 1301 6">
          <text:p/>
        </draw:connector>
        <draw:connector draw:style-name="gr2" draw:text-style-name="P1" draw:layer="layout" svg:x1="25.348cm" svg:y1="3.6cm" svg:x2="18.849cm" svg:y2="6.82cm" draw:start-shape="id1" draw:start-glue-point="8" draw:end-shape="id4" draw:end-glue-point="4" svg:d="M25348 3600v1610h-6499v1610" svg:viewBox="0 0 6500 3221">
          <text:p/>
        </draw:connector>
        <draw:connector draw:style-name="gr2" draw:text-style-name="P1" draw:layer="layout" draw:line-skew="5.528cm" svg:x1="12.849cm" svg:y1="8.871cm" svg:x2="20.511cm" svg:y2="8.571cm" draw:start-shape="id2" draw:start-glue-point="8" draw:end-shape="id4" draw:end-glue-point="9" svg:d="M12849 8871v6029h7662v-6329" svg:viewBox="0 0 7663 6330">
          <text:p/>
        </draw:connector>
        <draw:custom-shape draw:style-name="gr5" draw:text-style-name="P3" xml:id="id6" draw:id="id6" draw:layer="layout" svg:width="7.401cm" svg:height="2.051cm" svg:x="9.997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18.19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26.497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9.649cm" svg:y1="8.751cm" svg:x2="13.698cm" svg:y2="16.849cm" draw:start-shape="id5" draw:start-glue-point="8" draw:end-shape="id6" draw:end-glue-point="4" svg:d="M29649 8751v7049h-15951v1049" svg:viewBox="0 0 15952 8099">
          <text:p/>
        </draw:connector>
        <draw:connector draw:style-name="gr2" draw:text-style-name="P1" draw:layer="layout" draw:line-skew="2.999cm" svg:x1="29.649cm" svg:y1="8.751cm" svg:x2="21.899cm" svg:y2="16.85cm" draw:start-shape="id5" draw:start-glue-point="8" draw:end-shape="id7" draw:end-glue-point="4" svg:d="M29649 8751v7049h-7750v1050" svg:viewBox="0 0 7751 8100">
          <text:p/>
        </draw:connector>
        <draw:connector draw:style-name="gr2" draw:text-style-name="P1" draw:layer="layout" draw:line-skew="3.1cm" svg:x1="29.649cm" svg:y1="8.751cm" svg:x2="30.197cm" svg:y2="16.849cm" draw:start-shape="id5" draw:start-glue-point="8" draw:end-shape="id8" svg:d="M29649 8751v7149h548v949" svg:viewBox="0 0 549 8099">
          <text:p/>
        </draw:connector>
        <draw:custom-shape draw:style-name="gr3" draw:text-style-name="P3" xml:id="id9" draw:id="id9" draw:layer="layout" svg:width="4.3cm" svg:height="1.8cm" svg:x="32.7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5.348cm" svg:y1="3.6cm" svg:x2="34.85cm" svg:y2="6.952cm" draw:start-shape="id1" draw:start-glue-point="8" draw:end-shape="id9" draw:end-glue-point="4" svg:d="M25348 3600v1677h9502v1675" svg:viewBox="0 0 9503 3353">
          <text:p/>
        </draw:connector>
        <draw:custom-shape draw:style-name="gr6" draw:text-style-name="P3" xml:id="id10" draw:id="id10" draw:layer="layout" svg:width="4.701cm" svg:height="2.5cm" svg:x="6.4cm" svg:y="9.9cm">
          <text:p text:style-name="P2">View</text:p>
          <text:p text:style-name="P2">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849cm" svg:y1="8.871cm" svg:x2="11.101cm" svg:y2="11.15cm" draw:start-shape="id2" draw:start-glue-point="8" draw:end-shape="id10" draw:end-glue-point="10" svg:d="M12849 8871v2279h-1748" svg:viewBox="0 0 1749 2280">
          <text:p/>
        </draw:connector>
        <draw:custom-shape draw:style-name="gr6" draw:text-style-name="P3" xml:id="id11" draw:id="id11" draw:layer="layout" svg:width="4.701cm" svg:height="2.5cm" svg:x="2.199cm" svg:y="12.3cm">
          <text:p text:style-name="P2">View</text:p>
          <text:p text:style-name="P2">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849cm" svg:y1="8.871cm" svg:x2="6.9cm" svg:y2="13.55cm" draw:start-shape="id4" draw:start-glue-point="8" draw:end-shape="id11" draw:end-glue-point="10" svg:d="M18849 8871v4679h-11949" svg:viewBox="0 0 11950 4680">
          <text:p/>
        </draw:connector>
        <draw:custom-shape draw:style-name="gr6" draw:text-style-name="P3" xml:id="id12" draw:id="id12" draw:layer="layout" svg:width="4.701cm" svg:height="2.5cm" svg:x="31.3cm" svg:y="10.1cm">
          <text:p text:style-name="P2">View</text:p>
          <text:p text:style-name="P2">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649cm" svg:y1="8.751cm" svg:x2="31.3cm" svg:y2="11.35cm" draw:start-shape="id3" draw:start-glue-point="8" draw:end-shape="id12" draw:end-glue-point="6" svg:d="M24649 8751v2599h6651" svg:viewBox="0 0 6652 2600">
          <text:p/>
        </draw:connector>
        <draw:custom-shape draw:style-name="gr6" draw:text-style-name="P3" xml:id="id13" draw:id="id13" draw:layer="layout" svg:width="4.701cm" svg:height="2.5cm" svg:x="2.399cm" svg:y="6.8cm">
          <text:p text:style-name="P2">Edit</text:p>
          <text:p text:style-name="P2">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751cm" svg:y1="9.9cm" svg:x2="7.1cm" svg:y2="8.05cm" draw:start-shape="id10" draw:start-glue-point="4" draw:end-shape="id13" draw:end-glue-point="10" svg:d="M8751 9900v-1850h-1651" svg:viewBox="0 0 1652 1851">
          <text:p/>
        </draw:connector>
        <draw:custom-shape draw:style-name="gr6" draw:text-style-name="P3" xml:id="id14" draw:id="id14" draw:layer="layout" svg:width="4.701cm" svg:height="2.5cm" svg:x="2.199cm" svg:y="15.801cm">
          <text:p text:style-name="P2">Edit</text:p>
          <text:p text:style-name="P2">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55cm" svg:y1="14.8cm" svg:x2="4.55cm" svg:y2="15.801cm" draw:start-shape="id11" draw:start-glue-point="8" draw:end-shape="id14" draw:end-glue-point="4" svg:d="M4550 14800v1001" svg:viewBox="0 0 1 1002">
          <text:p/>
        </draw:connector>
        <draw:custom-shape draw:style-name="gr6" draw:text-style-name="P3" xml:id="id15" draw:id="id15" draw:layer="layout" svg:width="4.701cm" svg:height="2.5cm" svg:x="35.8cm" svg:y="13cm">
          <text:p text:style-name="P2">Edit</text:p>
          <text:p text:style-name="P2">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6.001cm" svg:y1="11.35cm" svg:x2="38.151cm" svg:y2="13cm" draw:start-shape="id12" draw:start-glue-point="10" draw:end-shape="id15" draw:end-glue-point="4" svg:d="M36001 11350h2150v1650" svg:viewBox="0 0 2151 1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10:47:58.383030000</dc:date>
    <meta:editing-duration>PT35M40S</meta:editing-duration>
    <meta:editing-cycles>16</meta:editing-cycles>
    <meta:document-statistic meta:object-count="33"/>
  </office:meta>
</office:document-meta>
</file>